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Ingetavstånd" style:family="paragraph">
      <style:text-properties fo:font-weight="bold" style:font-weight-asian="bold" style:font-weight-complex="bold"/>
    </style:style>
    <style:style style:name="P3" style:parent-style-name="Ingetavstånd" style:family="paragraph">
      <style:text-properties fo:font-weight="bold" style:font-weight-asian="bold" style:font-weight-complex="bold"/>
    </style:style>
    <style:style style:name="T4" style:parent-style-name="Standardstycketeckensnitt" style:family="text">
      <style:text-properties fo:font-weight="bold" style:font-weight-asian="bold" style:font-weight-complex="bold"/>
    </style:style>
    <style:style style:name="P5" style:parent-style-name="Ingetavstånd" style:family="paragraph">
      <style:text-properties fo:font-weight="bold" style:font-weight-asian="bold" style:font-weight-complex="bold"/>
    </style:style>
    <style:style style:name="P6" style:parent-style-name="Ingetavstånd" style:family="paragraph">
      <style:text-properties fo:font-weight="bold" style:font-weight-asian="bold" style:font-weight-complex="bold"/>
    </style:style>
    <style:style style:name="P7" style:parent-style-name="Ingetavstånd" style:family="paragraph">
      <style:text-properties fo:font-weight="bold" style:font-weight-asian="bold" style:font-weight-complex="bold"/>
    </style:style>
    <style:style style:name="T8" style:parent-style-name="Standardstycketeckensnitt" style:family="text">
      <style:text-properties fo:font-weight="bold" style:font-weight-asian="bold" style:font-weight-complex="bold"/>
    </style:style>
    <style:style style:name="P9" style:parent-style-name="Ingetavstånd" style:list-style-name="LFO1" style:family="paragraph"/>
    <style:style style:name="P10" style:parent-style-name="Ingetavstånd" style:list-style-name="LFO1" style:family="paragraph"/>
    <style:style style:name="P11" style:parent-style-name="Ingetavstånd" style:list-style-name="LFO1" style:family="paragraph"/>
    <style:style style:name="P12" style:parent-style-name="Ingetavstånd" style:list-style-name="LFO1" style:family="paragraph"/>
    <style:style style:name="P13" style:parent-style-name="Ingetavstånd" style:list-style-name="LFO1" style:family="paragraph"/>
    <style:style style:name="P14" style:parent-style-name="Ingetavstånd" style:list-style-name="LFO1" style:family="paragraph"/>
    <style:style style:name="P15" style:parent-style-name="Ingetavstånd" style:list-style-name="LFO1" style:family="paragraph"/>
    <style:style style:name="P16" style:parent-style-name="Ingetavstånd" style:list-style-name="LFO1" style:family="paragraph"/>
    <style:style style:name="P17" style:parent-style-name="Ingetavstånd" style:list-style-name="LFO1" style:family="paragraph"/>
    <style:style style:name="P18" style:parent-style-name="Ingetavstånd" style:list-style-name="LFO1" style:family="paragraph"/>
    <style:style style:name="P19" style:parent-style-name="Ingetavstånd" style:list-style-name="LFO1" style:family="paragraph"/>
    <style:style style:name="T20" style:parent-style-name="Standardstycketeckensnitt" style:family="text">
      <style:text-properties fo:font-weight="bold" style:font-weight-asian="bold" style:font-weight-complex="bold"/>
    </style:style>
    <style:style style:name="T21" style:parent-style-name="Standardstycketeckensnitt" style:family="text">
      <style:text-properties fo:font-weight="bold" style:font-weight-asian="bold" style:font-weight-complex="bold"/>
    </style:style>
    <style:style style:name="T22" style:parent-style-name="Standardstycketeckensnit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JavaScript fortsättning</text:p>
      <text:p text:style-name="P2">Syntax</text:p>
      <text:p text:style-name="P3"/>
      <text:p text:style-name="Ingetavstånd"><text:span text:style-name="T4">Primitiva datatyper:</text:span><text:s/>Nummer, Sträng/String Boolean: True/False, Undefined, Null</text:p>
      <text:p text:style-name="Ingetavstånd"/>
      <text:p text:style-name="P5">Nyckelord som finns i Javascript:</text:p>
      <text:p text:style-name="Ingetavstånd">let, const, function, return, if else, for while (loopar), switch (en annan if else), case brake (tillhör switch), class, import, try, catch</text:p>
      <text:p text:style-name="Ingetavstånd"/>
      <text:p text:style-name="P6">Operatorer<text:s/></text:p>
      <text:p text:style-name="P7"/>
      <text:p text:style-name="Ingetavstånd">Räkning:<text:span text:style-name="T8"><text:s/></text:span>+ - * /<text:tab/></text:p>
      <text:p text:style-name="Ingetavstånd">Tilldelning: =</text:p>
      <text:p text:style-name="Ingetavstånd">Jämförelse: == , === , <text:s/>!=, &lt;= , &gt;=</text:p>
      <text:p text:style-name="Ingetavstånd"/>
      <text:p text:style-name="Ingetavstånd">Uttryck: En uttryck med kod, en rad kod avslutas med ;</text:p>
      <text:p text:style-name="Ingetavstånd"/>
      <text:p text:style-name="Ingetavstånd">Kommentarer:<text:s/></text:p>
      <text:list text:style-name="LFO1" text:continue-numbering="true">
        <text:list-item>
          <text:p text:style-name="P9">// Kommentar</text:p>
        </text:list-item>
        <text:list-item>
          <text:p text:style-name="P10">/* Kommentar */</text:p>
        </text:list-item>
      </text:list>
      <text:p text:style-name="Ingetavstånd"/>
      <text:p text:style-name="Ingetavstånd">Variabler är som en låda, där man sparar undan material som man kan ta fram.</text:p>
      <text:p text:style-name="Ingetavstånd"/>
      <text:p text:style-name="Ingetavstånd">Let = om det värdet ändras</text:p>
      <text:p text:style-name="Ingetavstånd">Const = ändas inte, fasta värden.</text:p>
      <text:p text:style-name="Ingetavstånd"/>
      <text:p text:style-name="Ingetavstånd">Funktioner:</text:p>
      <text:list text:style-name="LFO1" text:continue-numbering="true">
        <text:list-item>
          <text:p text:style-name="P11">Har någon form av uppgift</text:p>
        </text:list-item>
        <text:list-item>
          <text:p text:style-name="P12">Kan återanvändas</text:p>
        </text:list-item>
        <text:list-item>
          <text:p text:style-name="P13">Namnge funktioner med camelCase tex. myFunction</text:p>
        </text:list-item>
      </text:list>
      <text:p text:style-name="Ingetavstånd"/>
      <text:p text:style-name="Ingetavstånd">Const vs let vs var ??</text:p>
      <text:p text:style-name="Ingetavstånd">Alla nyckelorden skapar variabler med dom skiljer sig lite från varandra</text:p>
      <text:p text:style-name="Ingetavstånd"/>
      <text:list text:style-name="LFO1" text:continue-numbering="true">
        <text:list-item>
          <text:p text:style-name="P14">Const – konstant – kan inte ändras, block scoped</text:p>
        </text:list-item>
        <text:list-item>
          <text:p text:style-name="P15">Let – kan ändras – block scoped</text:p>
        </text:list-item>
        <text:list-item>
          <text:p text:style-name="P16">Var – kan ändras<text:s/>–<text:s/>hoisting</text:p>
        </text:list-item>
      </text:list>
      <text:p text:style-name="Ingetavstånd"/>
      <text:p text:style-name="Ingetavstånd">Object:</text:p>
      <text:list text:style-name="LFO1" text:continue-numbering="true">
        <text:list-item>
          <text:p text:style-name="P17">Är som en lista med variabler</text:p>
        </text:list-item>
        <text:list-item>
          <text:p text:style-name="P18">Skrivs ut med måsvingar { x, y }</text:p>
        </text:list-item>
        <text:list-item>
          <text:p text:style-name="P19">Object har egenskaper/ property</text:p>
        </text:list-item>
      </text:list>
      <text:p text:style-name="Ingetavstånd"/>
      <text:p text:style-name="Ingetavstånd"/>
      <text:p text:style-name="Ingetavstånd">Och &amp;&amp;</text:p>
      <text:p text:style-name="Ingetavstånd">Eller ||</text:p>
      <text:p text:style-name="Ingetavstånd"/>
      <text:p text:style-name="Ingetavstånd"><text:span text:style-name="T20">If</text:span><text:s/>”tea is warm”<text:s/><text:span text:style-name="T21">and</text:span><text:s/>”you” want tea”</text:p>
      <text:p text:style-name="Ingetavstånd"><text:span text:style-name="T22">Then<text:s/></text:span>”drink tea”</text:p>
      <text:p text:style-name="Ingetavstånd"/>
      <text:soft-page-break/>
      <text:p text:style-name="Ingetavstånd">== kollar bara värdet</text:p>
      <text:p text:style-name="Ingetavstånd">=== kollar värdet och datatyp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3-10-23T07:01:00Z</meta:creation-date>
    <dc:date>2023-10-23T13:34:00Z</dc:date>
    <meta:template xlink:href="Normal" xlink:type="simple"/>
    <meta:editing-cycles>1</meta:editing-cycles>
    <meta:editing-duration>PT23580S</meta:editing-duration>
    <meta:document-statistic meta:page-count="2" meta:paragraph-count="2" meta:word-count="183" meta:character-count="1152" meta:row-count="8" meta:non-whitespace-character-count="971"/>
  </office:meta>
</office:document-meta>
</file>